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color="#009900"/>
    </style:style>
    <style:style style:name="T2" style:family="text">
      <style:text-properties fo:color="#0000cc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8pt" style:font-size-asian="40pt" style:font-size-complex="40pt"/>
    </style:style>
    <style:style style:name="T7" style:family="text">
      <style:text-properties fo:font-size="24pt"/>
    </style:style>
    <style:style style:name="T8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r Verschie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Verschiebung ist eine vektorielle Größe, die Differenz zwischen zwei Koordina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Betrag einer Verschieb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für das Vorzeichen eines Abstands aus der Definition d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immer positiv, da der Abstand ein Betrag ist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zeichnet vektorielle Größen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haben einen <text:span text:style-name="T1">Betrag</text:span> und eine <text:span text:style-name="T2">Rich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bei der Eindimensionalen Bewegung die Richtung ausgezeichne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orzei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><text:span text:style-name="T3">Wodurch unterscheidet sich die Momentangeschwindigkeit von der Durchschnittsgeschwindigkei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Durchschnittsgeschwindigkeit errechnet sich über längere Zeiträume und erfasst mögliche Schwankungen der tatsächlichen Geschwindigkeit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geschwindigkei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3.778cm" svg:height="2.535cm" svg:x="12.11cm" svg:y="9.232cm">
          <text:p/>
          <draw:object xlink:href="../Momentangeschwindigk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<text:span text:style-name="T4">Durchschnitts</text:span><text:span text:style-name="T5">geschwindigkeit</text:span>?</text:p>
          </draw:text-box>
        </draw:frame>
        <draw:frame presentation:style-name="pr2" draw:text-style-name="P3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9.347cm" svg:height="3.061cm" svg:x="9.326cm" svg:y="8.969cm">
          <text:p/>
          <draw:object xlink:href="../Durchschnittsgeschwindigkeit%20ausführli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Durchschnittsgeschwindigkeit immer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an den Ausgangspunkt der Messung zurück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Warum wird die Durchschnittsbeschleunigung Null, wenn man an den Ausgangspunkt der Messung zurückkeh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Verschiebung dann 0 beträ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negative 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in Gegenrichtung, bei Bewegung in positiver Richtung bedeutet das ein Abbrem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3.694cm" svg:height="2.535cm" svg:x="12.152cm" svg:y="9.232cm">
          <text:p/>
          <draw:object xlink:href="../Momentanbeschleuni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<text:span text:style-name="T4">Durchschnitts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9.147cm" svg:height="3.061cm" svg:x="9.426cm" svg:y="8.969cm">
          <text:p/>
          <draw:object xlink:href="../Durchschnittsbeschleunigung%20ausführlich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Lässt sich für konstante Beschleunigung eine Durchschnittsgeschwindigkeit sinnvoll definier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7">Ja, weil die Geschwindigkeit proportional zur Beschleunigung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><text:span text:style-name="T8">Wann ist die Momentangeschwindigkeit bzw. -beschleunigung auf jeden Fall gleich der Durchschnittsgeschwindigkeit bzw. -beschleunig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Geschwindigkeit bzw. die Beschleunigung konstan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inematische Gleich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Kinematische Gleichungen erlauben Vorhersagen über den Ort, die Geschwindigkeit oder die Beschleunigung eines Objekts, wenn die jeweiligen Randbedingungen bekannt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6M21S</meta:editing-duration>
    <meta:editing-cycles>12</meta:editing-cycles>
    <meta:generator>LibreOffice/4.3.4.1$Windows_x86 LibreOffice_project/bc356b2f991740509f321d70e4512a6a54c5f243</meta:generator>
    <dc:date>2015-03-03T17:01:54.599000000</dc:date>
    <meta:document-statistic meta:object-count="89"/>
  </office:meta>
</office:document-meta>
</file>